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004" calcext:value-type="float">
            <text:p>1004</text:p>
          </table:table-cell>
          <table:table-cell office:value-type="float" office:value="3363220814" calcext:value-type="float">
            <text:p>3363220814</text:p>
          </table:table-cell>
          <table:table-cell office:value-type="float" office:value="8902270003" calcext:value-type="float">
            <text:p>8902270003</text:p>
          </table:table-cell>
          <table:table-cell office:value-type="float" office:value="11384771" calcext:value-type="float">
            <text:p>11384771</text:p>
          </table:table-cell>
          <table:table-cell office:value-type="float" office:value="367258407" calcext:value-type="float">
            <text:p>367258407</text:p>
          </table:table-cell>
          <table:table-cell office:value-type="float" office:value="362707565" calcext:value-type="float">
            <text:p>362707565</text:p>
          </table:table-cell>
          <table:table-cell office:value-type="float" office:value="751088" calcext:value-type="float">
            <text:p>75108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794" calcext:value-type="float">
            <text:p>0.377794</text:p>
          </table:table-cell>
          <table:table-cell office:value-type="float" office:value="11384771" calcext:value-type="float">
            <text:p>11384771</text:p>
          </table:table-cell>
          <table:table-cell office:value-type="float" office:value="23.410894" calcext:value-type="float">
            <text:p>23.410894</text:p>
          </table:table-cell>
          <table:table-cell office:value-type="float" office:value="23.1208" calcext:value-type="float">
            <text:p>23.1208</text:p>
          </table:table-cell>
          <table:table-cell office:value-type="float" office:value="0.047878" calcext:value-type="float">
            <text:p>0.047878</text:p>
          </table:table-cell>
          <table:table-cell office:value-type="float" office:value="1.01" calcext:value-type="float">
            <text:p>1.01</text:p>
          </table:table-cell>
          <table:table-cell office:value-type="float" office:value="482.91" calcext:value-type="float">
            <text:p>482.91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2007" calcext:value-type="float">
            <text:p>2007</text:p>
          </table:table-cell>
          <table:table-cell office:value-type="float" office:value="3571699551" calcext:value-type="float">
            <text:p>3571699551</text:p>
          </table:table-cell>
          <table:table-cell office:value-type="float" office:value="9519189653" calcext:value-type="float">
            <text:p>9519189653</text:p>
          </table:table-cell>
          <table:table-cell office:value-type="float" office:value="12476883" calcext:value-type="float">
            <text:p>12476883</text:p>
          </table:table-cell>
          <table:table-cell office:value-type="float" office:value="402738436" calcext:value-type="float">
            <text:p>402738436</text:p>
          </table:table-cell>
          <table:table-cell office:value-type="float" office:value="397720497" calcext:value-type="float">
            <text:p>397720497</text:p>
          </table:table-cell>
          <table:table-cell office:value-type="float" office:value="103748" calcext:value-type="float">
            <text:p>10374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1" calcext:value-type="float">
            <text:p>0.37521</text:p>
          </table:table-cell>
          <table:table-cell office:value-type="float" office:value="12476883" calcext:value-type="float">
            <text:p>12476883</text:p>
          </table:table-cell>
          <table:table-cell office:value-type="float" office:value="25.698166" calcext:value-type="float">
            <text:p>25.698166</text:p>
          </table:table-cell>
          <table:table-cell office:value-type="float" office:value="25.377979" calcext:value-type="float">
            <text:p>25.37797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1.01" calcext:value-type="float">
            <text:p>1.01</text:p>
          </table:table-cell>
          <table:table-cell office:value-type="float" office:value="3833.52" calcext:value-type="float">
            <text:p>3833.52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3010" calcext:value-type="float">
            <text:p>3010</text:p>
          </table:table-cell>
          <table:table-cell office:value-type="float" office:value="3598984874" calcext:value-type="float">
            <text:p>3598984874</text:p>
          </table:table-cell>
          <table:table-cell office:value-type="float" office:value="9405377321" calcext:value-type="float">
            <text:p>9405377321</text:p>
          </table:table-cell>
          <table:table-cell office:value-type="float" office:value="10612577" calcext:value-type="float">
            <text:p>10612577</text:p>
          </table:table-cell>
          <table:table-cell office:value-type="float" office:value="343786698" calcext:value-type="float">
            <text:p>343786698</text:p>
          </table:table-cell>
          <table:table-cell office:value-type="float" office:value="339485035" calcext:value-type="float">
            <text:p>339485035</text:p>
          </table:table-cell>
          <table:table-cell office:value-type="float" office:value="386162" calcext:value-type="float">
            <text:p>3861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2652" calcext:value-type="float">
            <text:p>0.382652</text:p>
          </table:table-cell>
          <table:table-cell office:value-type="float" office:value="10612577" calcext:value-type="float">
            <text:p>10612577</text:p>
          </table:table-cell>
          <table:table-cell office:value-type="float" office:value="21.936539" calcext:value-type="float">
            <text:p>21.936539</text:p>
          </table:table-cell>
          <table:table-cell office:value-type="float" office:value="21.662056" calcext:value-type="float">
            <text:p>21.662056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1.01" calcext:value-type="float">
            <text:p>1.01</text:p>
          </table:table-cell>
          <table:table-cell office:value-type="float" office:value="879.13" calcext:value-type="float">
            <text:p>879.13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4013" calcext:value-type="float">
            <text:p>4013</text:p>
          </table:table-cell>
          <table:table-cell office:value-type="float" office:value="3709203352" calcext:value-type="float">
            <text:p>3709203352</text:p>
          </table:table-cell>
          <table:table-cell office:value-type="float" office:value="9885903529" calcext:value-type="float">
            <text:p>9885903529</text:p>
          </table:table-cell>
          <table:table-cell office:value-type="float" office:value="12948555" calcext:value-type="float">
            <text:p>12948555</text:p>
          </table:table-cell>
          <table:table-cell office:value-type="float" office:value="418237751" calcext:value-type="float">
            <text:p>418237751</text:p>
          </table:table-cell>
          <table:table-cell office:value-type="float" office:value="413034384" calcext:value-type="float">
            <text:p>413034384</text:p>
          </table:table-cell>
          <table:table-cell office:value-type="float" office:value="85346" calcext:value-type="float">
            <text:p>8534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01" calcext:value-type="float">
            <text:p>0.375201</text:p>
          </table:table-cell>
          <table:table-cell office:value-type="float" office:value="12948555" calcext:value-type="float">
            <text:p>12948555</text:p>
          </table:table-cell>
          <table:table-cell office:value-type="float" office:value="26.687155" calcext:value-type="float">
            <text:p>26.687155</text:p>
          </table:table-cell>
          <table:table-cell office:value-type="float" office:value="26.355135" calcext:value-type="float">
            <text:p>26.355135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1.01" calcext:value-type="float">
            <text:p>1.01</text:p>
          </table:table-cell>
          <table:table-cell office:value-type="float" office:value="4839.53" calcext:value-type="float">
            <text:p>4839.53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5016" calcext:value-type="float">
            <text:p>5016</text:p>
          </table:table-cell>
          <table:table-cell office:value-type="float" office:value="3503190150" calcext:value-type="float">
            <text:p>3503190150</text:p>
          </table:table-cell>
          <table:table-cell office:value-type="float" office:value="9336138408" calcext:value-type="float">
            <text:p>9336138408</text:p>
          </table:table-cell>
          <table:table-cell office:value-type="float" office:value="12233075" calcext:value-type="float">
            <text:p>12233075</text:p>
          </table:table-cell>
          <table:table-cell office:value-type="float" office:value="395010291" calcext:value-type="float">
            <text:p>395010291</text:p>
          </table:table-cell>
          <table:table-cell office:value-type="float" office:value="390088197" calcext:value-type="float">
            <text:p>390088197</text:p>
          </table:table-cell>
          <table:table-cell office:value-type="float" office:value="92332" calcext:value-type="float">
            <text:p>923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29" calcext:value-type="float">
            <text:p>0.375229</text:p>
          </table:table-cell>
          <table:table-cell office:value-type="float" office:value="12233075" calcext:value-type="float">
            <text:p>12233075</text:p>
          </table:table-cell>
          <table:table-cell office:value-type="float" office:value="25.205044" calcext:value-type="float">
            <text:p>25.205044</text:p>
          </table:table-cell>
          <table:table-cell office:value-type="float" office:value="24.890972" calcext:value-type="float">
            <text:p>24.890972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1.01" calcext:value-type="float">
            <text:p>1.01</text:p>
          </table:table-cell>
          <table:table-cell office:value-type="float" office:value="4224.84" calcext:value-type="float">
            <text:p>4224.84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6019" calcext:value-type="float">
            <text:p>6019</text:p>
          </table:table-cell>
          <table:table-cell office:value-type="float" office:value="3621215005" calcext:value-type="float">
            <text:p>3621215005</text:p>
          </table:table-cell>
          <table:table-cell office:value-type="float" office:value="9521601769" calcext:value-type="float">
            <text:p>9521601769</text:p>
          </table:table-cell>
          <table:table-cell office:value-type="float" office:value="11541777" calcext:value-type="float">
            <text:p>11541777</text:p>
          </table:table-cell>
          <table:table-cell office:value-type="float" office:value="374044208" calcext:value-type="float">
            <text:p>374044208</text:p>
          </table:table-cell>
          <table:table-cell office:value-type="float" office:value="369362416" calcext:value-type="float">
            <text:p>369362416</text:p>
          </table:table-cell>
          <table:table-cell office:value-type="float" office:value="367545" calcext:value-type="float">
            <text:p>3675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316" calcext:value-type="float">
            <text:p>0.380316</text:p>
          </table:table-cell>
          <table:table-cell office:value-type="float" office:value="11541777" calcext:value-type="float">
            <text:p>11541777</text:p>
          </table:table-cell>
          <table:table-cell office:value-type="float" office:value="23.867229" calcext:value-type="float">
            <text:p>23.867229</text:p>
          </table:table-cell>
          <table:table-cell office:value-type="float" office:value="23.568491" calcext:value-type="float">
            <text:p>23.568491</text:p>
          </table:table-cell>
          <table:table-cell office:value-type="float" office:value="0.023453" calcext:value-type="float">
            <text:p>0.023453</text:p>
          </table:table-cell>
          <table:table-cell office:value-type="float" office:value="1.01" calcext:value-type="float">
            <text:p>1.01</text:p>
          </table:table-cell>
          <table:table-cell office:value-type="float" office:value="1004.94" calcext:value-type="float">
            <text:p>1004.94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7022" calcext:value-type="float">
            <text:p>7022</text:p>
          </table:table-cell>
          <table:table-cell office:value-type="float" office:value="3575090331" calcext:value-type="float">
            <text:p>3575090331</text:p>
          </table:table-cell>
          <table:table-cell office:value-type="float" office:value="9528527474" calcext:value-type="float">
            <text:p>9528527474</text:p>
          </table:table-cell>
          <table:table-cell office:value-type="float" office:value="12485435" calcext:value-type="float">
            <text:p>12485435</text:p>
          </table:table-cell>
          <table:table-cell office:value-type="float" office:value="403124544" calcext:value-type="float">
            <text:p>403124544</text:p>
          </table:table-cell>
          <table:table-cell office:value-type="float" office:value="398101354" calcext:value-type="float">
            <text:p>398101354</text:p>
          </table:table-cell>
          <table:table-cell office:value-type="float" office:value="85755" calcext:value-type="float">
            <text:p>857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99" calcext:value-type="float">
            <text:p>0.375199</text:p>
          </table:table-cell>
          <table:table-cell office:value-type="float" office:value="12485435" calcext:value-type="float">
            <text:p>12485435</text:p>
          </table:table-cell>
          <table:table-cell office:value-type="float" office:value="25.722803" calcext:value-type="float">
            <text:p>25.722803</text:p>
          </table:table-cell>
          <table:table-cell office:value-type="float" office:value="25.402279" calcext:value-type="float">
            <text:p>25.402279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1.01" calcext:value-type="float">
            <text:p>1.01</text:p>
          </table:table-cell>
          <table:table-cell office:value-type="float" office:value="4642.31" calcext:value-type="float">
            <text:p>4642.31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8025" calcext:value-type="float">
            <text:p>8025</text:p>
          </table:table-cell>
          <table:table-cell office:value-type="float" office:value="3691686683" calcext:value-type="float">
            <text:p>3691686683</text:p>
          </table:table-cell>
          <table:table-cell office:value-type="float" office:value="9844172346" calcext:value-type="float">
            <text:p>9844172346</text:p>
          </table:table-cell>
          <table:table-cell office:value-type="float" office:value="12884321" calcext:value-type="float">
            <text:p>12884321</text:p>
          </table:table-cell>
          <table:table-cell office:value-type="float" office:value="416346817" calcext:value-type="float">
            <text:p>416346817</text:p>
          </table:table-cell>
          <table:table-cell office:value-type="float" office:value="411117176" calcext:value-type="float">
            <text:p>411117176</text:p>
          </table:table-cell>
          <table:table-cell office:value-type="float" office:value="114716" calcext:value-type="float">
            <text:p>1147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12" calcext:value-type="float">
            <text:p>0.375012</text:p>
          </table:table-cell>
          <table:table-cell office:value-type="float" office:value="12884321" calcext:value-type="float">
            <text:p>12884321</text:p>
          </table:table-cell>
          <table:table-cell office:value-type="float" office:value="26.566496" calcext:value-type="float">
            <text:p>26.566496</text:p>
          </table:table-cell>
          <table:table-cell office:value-type="float" office:value="26.232801" calcext:value-type="float">
            <text:p>26.232801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1.01" calcext:value-type="float">
            <text:p>1.01</text:p>
          </table:table-cell>
          <table:table-cell office:value-type="float" office:value="3583.78" calcext:value-type="float">
            <text:p>3583.78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9028" calcext:value-type="float">
            <text:p>9028</text:p>
          </table:table-cell>
          <table:table-cell office:value-type="float" office:value="3502103540" calcext:value-type="float">
            <text:p>3502103540</text:p>
          </table:table-cell>
          <table:table-cell office:value-type="float" office:value="9176248524" calcext:value-type="float">
            <text:p>9176248524</text:p>
          </table:table-cell>
          <table:table-cell office:value-type="float" office:value="10741751" calcext:value-type="float">
            <text:p>10741751</text:p>
          </table:table-cell>
          <table:table-cell office:value-type="float" office:value="346934482" calcext:value-type="float">
            <text:p>346934482</text:p>
          </table:table-cell>
          <table:table-cell office:value-type="float" office:value="342583735" calcext:value-type="float">
            <text:p>342583735</text:p>
          </table:table-cell>
          <table:table-cell office:value-type="float" office:value="365502" calcext:value-type="float">
            <text:p>36550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1649" calcext:value-type="float">
            <text:p>0.381649</text:p>
          </table:table-cell>
          <table:table-cell office:value-type="float" office:value="10741751" calcext:value-type="float">
            <text:p>10741751</text:p>
          </table:table-cell>
          <table:table-cell office:value-type="float" office:value="22.137396" calcext:value-type="float">
            <text:p>22.137396</text:p>
          </table:table-cell>
          <table:table-cell office:value-type="float" office:value="21.859779" calcext:value-type="float">
            <text:p>21.859779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1.01" calcext:value-type="float">
            <text:p>1.01</text:p>
          </table:table-cell>
          <table:table-cell office:value-type="float" office:value="937.3" calcext:value-type="float">
            <text:p>937.3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0031" calcext:value-type="float">
            <text:p>10031</text:p>
          </table:table-cell>
          <table:table-cell office:value-type="float" office:value="3573377973" calcext:value-type="float">
            <text:p>3573377973</text:p>
          </table:table-cell>
          <table:table-cell office:value-type="float" office:value="9523676127" calcext:value-type="float">
            <text:p>9523676127</text:p>
          </table:table-cell>
          <table:table-cell office:value-type="float" office:value="12478906" calcext:value-type="float">
            <text:p>12478906</text:p>
          </table:table-cell>
          <table:table-cell office:value-type="float" office:value="402931279" calcext:value-type="float">
            <text:p>402931279</text:p>
          </table:table-cell>
          <table:table-cell office:value-type="float" office:value="397907911" calcext:value-type="float">
            <text:p>397907911</text:p>
          </table:table-cell>
          <table:table-cell office:value-type="float" office:value="88859" calcext:value-type="float">
            <text:p>888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1" calcext:value-type="float">
            <text:p>0.37521</text:p>
          </table:table-cell>
          <table:table-cell office:value-type="float" office:value="12478906" calcext:value-type="float">
            <text:p>12478906</text:p>
          </table:table-cell>
          <table:table-cell office:value-type="float" office:value="25.71047" calcext:value-type="float">
            <text:p>25.71047</text:p>
          </table:table-cell>
          <table:table-cell office:value-type="float" office:value="25.389936" calcext:value-type="float">
            <text:p>25.389936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1.01" calcext:value-type="float">
            <text:p>1.01</text:p>
          </table:table-cell>
          <table:table-cell office:value-type="float" office:value="4477.97" calcext:value-type="float">
            <text:p>4477.97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1034" calcext:value-type="float">
            <text:p>11034</text:p>
          </table:table-cell>
          <table:table-cell office:value-type="float" office:value="3507571081" calcext:value-type="float">
            <text:p>3507571081</text:p>
          </table:table-cell>
          <table:table-cell office:value-type="float" office:value="9315886061" calcext:value-type="float">
            <text:p>9315886061</text:p>
          </table:table-cell>
          <table:table-cell office:value-type="float" office:value="11737132" calcext:value-type="float">
            <text:p>11737132</text:p>
          </table:table-cell>
          <table:table-cell office:value-type="float" office:value="379247750" calcext:value-type="float">
            <text:p>379247750</text:p>
          </table:table-cell>
          <table:table-cell office:value-type="float" office:value="374489168" calcext:value-type="float">
            <text:p>374489168</text:p>
          </table:table-cell>
          <table:table-cell office:value-type="float" office:value="103928" calcext:value-type="float">
            <text:p>1039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515" calcext:value-type="float">
            <text:p>0.376515</text:p>
          </table:table-cell>
          <table:table-cell office:value-type="float" office:value="11737132" calcext:value-type="float">
            <text:p>11737132</text:p>
          </table:table-cell>
          <table:table-cell office:value-type="float" office:value="24.199257" calcext:value-type="float">
            <text:p>24.199257</text:p>
          </table:table-cell>
          <table:table-cell office:value-type="float" office:value="23.895618" calcext:value-type="float">
            <text:p>23.895618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1.01" calcext:value-type="float">
            <text:p>1.01</text:p>
          </table:table-cell>
          <table:table-cell office:value-type="float" office:value="3603.35" calcext:value-type="float">
            <text:p>3603.35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2037" calcext:value-type="float">
            <text:p>12037</text:p>
          </table:table-cell>
          <table:table-cell office:value-type="float" office:value="2956194761" calcext:value-type="float">
            <text:p>2956194761</text:p>
          </table:table-cell>
          <table:table-cell office:value-type="float" office:value="7707798165" calcext:value-type="float">
            <text:p>7707798165</text:p>
          </table:table-cell>
          <table:table-cell office:value-type="float" office:value="8751967" calcext:value-type="float">
            <text:p>8751967</text:p>
          </table:table-cell>
          <table:table-cell office:value-type="float" office:value="278426291" calcext:value-type="float">
            <text:p>278426291</text:p>
          </table:table-cell>
          <table:table-cell office:value-type="float" office:value="274948631" calcext:value-type="float">
            <text:p>274948631</text:p>
          </table:table-cell>
          <table:table-cell office:value-type="float" office:value="345865" calcext:value-type="float">
            <text:p>3458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533" calcext:value-type="float">
            <text:p>0.383533</text:p>
          </table:table-cell>
          <table:table-cell office:value-type="float" office:value="8751967" calcext:value-type="float">
            <text:p>8751967</text:p>
          </table:table-cell>
          <table:table-cell office:value-type="float" office:value="17.765985" calcext:value-type="float">
            <text:p>17.765985</text:p>
          </table:table-cell>
          <table:table-cell office:value-type="float" office:value="17.544081" calcext:value-type="float">
            <text:p>17.544081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1.01" calcext:value-type="float">
            <text:p>1.01</text:p>
          </table:table-cell>
          <table:table-cell office:value-type="float" office:value="794.96" calcext:value-type="float">
            <text:p>794.96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3040" calcext:value-type="float">
            <text:p>13040</text:p>
          </table:table-cell>
          <table:table-cell office:value-type="float" office:value="3495315548" calcext:value-type="float">
            <text:p>3495315548</text:p>
          </table:table-cell>
          <table:table-cell office:value-type="float" office:value="9317225376" calcext:value-type="float">
            <text:p>9317225376</text:p>
          </table:table-cell>
          <table:table-cell office:value-type="float" office:value="12204874" calcext:value-type="float">
            <text:p>12204874</text:p>
          </table:table-cell>
          <table:table-cell office:value-type="float" office:value="394185665" calcext:value-type="float">
            <text:p>394185665</text:p>
          </table:table-cell>
          <table:table-cell office:value-type="float" office:value="389230346" calcext:value-type="float">
            <text:p>389230346</text:p>
          </table:table-cell>
          <table:table-cell office:value-type="float" office:value="98999" calcext:value-type="float">
            <text:p>989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46" calcext:value-type="float">
            <text:p>0.375146</text:p>
          </table:table-cell>
          <table:table-cell office:value-type="float" office:value="12204874" calcext:value-type="float">
            <text:p>12204874</text:p>
          </table:table-cell>
          <table:table-cell office:value-type="float" office:value="25.152426" calcext:value-type="float">
            <text:p>25.152426</text:p>
          </table:table-cell>
          <table:table-cell office:value-type="float" office:value="24.836233" calcext:value-type="float">
            <text:p>24.836233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1.01" calcext:value-type="float">
            <text:p>1.01</text:p>
          </table:table-cell>
          <table:table-cell office:value-type="float" office:value="3931.66" calcext:value-type="float">
            <text:p>3931.66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4043" calcext:value-type="float">
            <text:p>14043</text:p>
          </table:table-cell>
          <table:table-cell office:value-type="float" office:value="3577086349" calcext:value-type="float">
            <text:p>3577086349</text:p>
          </table:table-cell>
          <table:table-cell office:value-type="float" office:value="9533223952" calcext:value-type="float">
            <text:p>9533223952</text:p>
          </table:table-cell>
          <table:table-cell office:value-type="float" office:value="12496947" calcext:value-type="float">
            <text:p>12496947</text:p>
          </table:table-cell>
          <table:table-cell office:value-type="float" office:value="403368193" calcext:value-type="float">
            <text:p>403368193</text:p>
          </table:table-cell>
          <table:table-cell office:value-type="float" office:value="398323173" calcext:value-type="float">
            <text:p>398323173</text:p>
          </table:table-cell>
          <table:table-cell office:value-type="float" office:value="102396" calcext:value-type="float">
            <text:p>1023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23" calcext:value-type="float">
            <text:p>0.375223</text:p>
          </table:table-cell>
          <table:table-cell office:value-type="float" office:value="12496947" calcext:value-type="float">
            <text:p>12496947</text:p>
          </table:table-cell>
          <table:table-cell office:value-type="float" office:value="25.73835" calcext:value-type="float">
            <text:p>25.73835</text:p>
          </table:table-cell>
          <table:table-cell office:value-type="float" office:value="25.416433" calcext:value-type="float">
            <text:p>25.416433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1.01" calcext:value-type="float">
            <text:p>1.01</text:p>
          </table:table-cell>
          <table:table-cell office:value-type="float" office:value="3890.03" calcext:value-type="float">
            <text:p>3890.03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4733" calcext:value-type="float">
            <text:p>14733</text:p>
          </table:table-cell>
          <table:table-cell office:value-type="float" office:value="1675298192" calcext:value-type="float">
            <text:p>1675298192</text:p>
          </table:table-cell>
          <table:table-cell office:value-type="float" office:value="4341212188" calcext:value-type="float">
            <text:p>4341212188</text:p>
          </table:table-cell>
          <table:table-cell office:value-type="float" office:value="4149572" calcext:value-type="float">
            <text:p>4149572</text:p>
          </table:table-cell>
          <table:table-cell office:value-type="float" office:value="129598335" calcext:value-type="float">
            <text:p>129598335</text:p>
          </table:table-cell>
          <table:table-cell office:value-type="float" office:value="127991793" calcext:value-type="float">
            <text:p>127991793</text:p>
          </table:table-cell>
          <table:table-cell office:value-type="float" office:value="36591" calcext:value-type="float">
            <text:p>365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5906" calcext:value-type="float">
            <text:p>0.385906</text:p>
          </table:table-cell>
          <table:table-cell office:value-type="float" office:value="4149572" calcext:value-type="float">
            <text:p>4149572</text:p>
          </table:table-cell>
          <table:table-cell office:value-type="float" office:value="12.020715" calcext:value-type="float">
            <text:p>12.020715</text:p>
          </table:table-cell>
          <table:table-cell office:value-type="float" office:value="11.871702" calcext:value-type="float">
            <text:p>11.871702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1.01" calcext:value-type="float">
            <text:p>1.01</text:p>
          </table:table-cell>
          <table:table-cell office:value-type="float" office:value="3497.9" calcext:value-type="float">
            <text:p>349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4:16:24.876959615</meta:creation-date>
    <dc:date>2015-10-31T04:16:54.893995242</dc:date>
    <meta:editing-duration>P0D</meta:editing-duration>
    <meta:editing-cycles>1</meta:editing-cycles>
    <meta:document-statistic meta:table-count="1" meta:cell-count="320" meta:object-count="0"/>
    <meta:generator>LibreOffice/4.2.8.2$Linux_X86_64 LibreOffice_project/420m0$Build-2</meta:generator>
  </office:meta>
</office:document-meta>
</file>